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41190d" draw:marker-start="Groty_20_strzałek_20_1" draw:marker-start-width="0.359cm" draw:marker-end="Groty_20_strzałek_20_1" draw:marker-end-width="0.359cm" svg:stroke-linecap="round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cm" svg:stroke-color="#7b3d00" draw:marker-start-width="0.35cm" draw:marker-end-width="0.35cm" draw:fill="none" draw:textarea-horizontal-align="justify" draw:textarea-vertical-align="middle" draw:auto-grow-height="false" fo:min-height="2.58cm" fo:min-width="2.33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Long_20_Dot_20__28_Rounded_29_" svg:stroke-color="#000000" svg:stroke-linecap="round" draw:fill="solid" draw:fill-color="#ffffff" fo:min-height="0.75cm"/>
      <style:paragraph-properties style:writing-mode="lr-tb"/>
    </style:style>
    <style:style style:name="gr4" style:family="graphic" style:parent-style-name="standard">
      <style:graphic-properties draw:stroke="dash" draw:stroke-dash="Long_20_Dot_20__28_Rounded_29_" svg:stroke-color="#000000" svg:stroke-linecap="round" draw:fill="solid" draw:fill-color="#ffffff" fo:min-height="0.712cm"/>
      <style:paragraph-properties style:writing-mode="lr-tb"/>
    </style:style>
    <style:style style:name="gr5" style:family="graphic" style:parent-style-name="standard">
      <style:graphic-properties draw:stroke="dash" draw:stroke-dash="Long_20_Dot_20__28_Rounded_29_" svg:stroke-color="#000000" svg:stroke-linecap="round" draw:fill="solid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5.25cm" svg:y1="9cm" svg:x2="16.25cm" svg:y2="9cm">
          <text:p/>
        </draw:line>
        <draw:line draw:style-name="gr1" draw:text-style-name="P1" draw:layer="layout" svg:x1="10.75cm" svg:y1="14.5cm" svg:x2="10.75cm" svg:y2="3.5cm">
          <text:p/>
        </draw:line>
        <draw:line draw:style-name="gr1" draw:text-style-name="P1" draw:layer="layout" svg:x1="6.861cm" svg:y1="12.889cm" svg:x2="14.639cm" svg:y2="5.111cm">
          <text:p/>
        </draw:line>
        <draw:line draw:style-name="gr1" draw:text-style-name="P1" draw:layer="layout" svg:x1="14.639cm" svg:y1="12.889cm" svg:x2="6.861cm" svg:y2="5.111cm">
          <text:p/>
        </draw:line>
        <draw:line draw:style-name="gr1" draw:text-style-name="P1" draw:layer="layout" svg:x1="5.582cm" svg:y1="10.881cm" svg:x2="15.919cm" svg:y2="7.119cm">
          <text:p/>
        </draw:line>
        <draw:line draw:style-name="gr1" draw:text-style-name="P1" draw:layer="layout" svg:x1="8.869cm" svg:y1="14.169cm" svg:x2="12.631cm" svg:y2="3.832cm">
          <text:p/>
        </draw:line>
        <draw:line draw:style-name="gr1" draw:text-style-name="P1" draw:layer="layout" svg:x1="5.987cm" svg:y1="11.75cm" svg:x2="15.513cm" svg:y2="6.25cm">
          <text:p/>
        </draw:line>
        <draw:line draw:style-name="gr1" draw:text-style-name="P1" draw:layer="layout" svg:x1="8cm" svg:y1="13.763cm" svg:x2="13.5cm" svg:y2="4.237cm">
          <text:p/>
        </draw:line>
        <draw:line draw:style-name="gr1" draw:text-style-name="P1" draw:layer="layout" svg:x1="12.631cm" svg:y1="14.169cm" svg:x2="8.869cm" svg:y2="3.832cm">
          <text:p/>
        </draw:line>
        <draw:line draw:style-name="gr1" draw:text-style-name="P1" draw:layer="layout" svg:x1="13.5cm" svg:y1="13.763cm" svg:x2="8cm" svg:y2="4.237cm">
          <text:p/>
        </draw:line>
        <draw:line draw:style-name="gr1" draw:text-style-name="P1" draw:layer="layout" svg:x1="15.513cm" svg:y1="11.75cm" svg:x2="5.987cm" svg:y2="6.25cm">
          <text:p/>
        </draw:line>
        <draw:line draw:style-name="gr1" draw:text-style-name="P1" draw:layer="layout" svg:x1="15.919cm" svg:y1="10.881cm" svg:x2="5.582cm" svg:y2="7.119cm">
          <text:p/>
        </draw:line>
        <draw:custom-shape draw:style-name="gr2" draw:text-style-name="P1" draw:layer="layout" svg:width="4cm" svg:height="4cm" svg:x="8.731cm" svg:y="7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cm" svg:height="1cm" svg:x="10.25cm" svg:y="2.5cm">
          <draw:text-box>
            <text:p text:style-name="P2">0</text:p>
          </draw:text-box>
        </draw:frame>
        <draw:frame draw:style-name="gr3" draw:text-style-name="P3" draw:layer="layout" svg:width="1cm" svg:height="1cm" svg:x="12cm" svg:y="2.75cm">
          <draw:text-box>
            <text:p text:style-name="P2">2</text:p>
          </draw:text-box>
        </draw:frame>
        <draw:frame draw:style-name="gr3" draw:text-style-name="P3" draw:layer="layout" svg:width="1cm" svg:height="1cm" svg:x="13.35cm" svg:y="3.1cm">
          <draw:text-box>
            <text:p text:style-name="P2">3</text:p>
          </draw:text-box>
        </draw:frame>
        <draw:frame draw:style-name="gr3" draw:text-style-name="P3" draw:layer="layout" svg:width="1cm" svg:height="1cm" svg:x="14.5cm" svg:y="4cm">
          <draw:text-box>
            <text:p text:style-name="P2">4</text:p>
          </draw:text-box>
        </draw:frame>
        <draw:frame draw:style-name="gr3" draw:text-style-name="P3" draw:layer="layout" svg:width="1cm" svg:height="1cm" svg:x="15.613cm" svg:y="5.166cm">
          <draw:text-box>
            <text:p text:style-name="P2">6</text:p>
          </draw:text-box>
        </draw:frame>
        <draw:frame draw:style-name="gr3" draw:text-style-name="P3" draw:layer="layout" svg:width="1cm" svg:height="1cm" svg:x="16.25cm" svg:y="6.45cm">
          <draw:text-box>
            <text:p text:style-name="P2">7</text:p>
          </draw:text-box>
        </draw:frame>
        <draw:frame draw:style-name="gr3" draw:text-style-name="P3" draw:layer="layout" svg:width="1cm" svg:height="1cm" svg:x="16.5cm" svg:y="8.5cm">
          <draw:text-box>
            <text:p text:style-name="P2">9</text:p>
          </draw:text-box>
        </draw:frame>
        <draw:frame draw:style-name="gr4" draw:text-style-name="P3" draw:layer="layout" svg:width="1.25cm" svg:height="0.962cm" svg:x="16cm" svg:y="10.25cm">
          <draw:text-box>
            <text:p text:style-name="P2">12</text:p>
          </draw:text-box>
        </draw:frame>
        <draw:frame draw:style-name="gr4" draw:text-style-name="P3" draw:layer="layout" svg:width="1.25cm" svg:height="0.962cm" svg:x="15.75cm" svg:y="11.488cm">
          <draw:text-box>
            <text:p text:style-name="P2">13</text:p>
          </draw:text-box>
        </draw:frame>
        <draw:frame draw:style-name="gr4" draw:text-style-name="P3" draw:layer="layout" svg:width="1.25cm" svg:height="0.962cm" svg:x="14.85cm" svg:y="12.788cm">
          <draw:text-box>
            <text:p text:style-name="P2">14</text:p>
          </draw:text-box>
        </draw:frame>
        <draw:frame draw:style-name="gr4" draw:text-style-name="P3" draw:layer="layout" svg:width="1.25cm" svg:height="0.962cm" svg:x="13.6cm" svg:y="13.888cm">
          <draw:text-box>
            <text:p text:style-name="P2">16</text:p>
          </draw:text-box>
        </draw:frame>
        <draw:frame draw:style-name="gr4" draw:text-style-name="P3" draw:layer="layout" svg:width="1.25cm" svg:height="0.962cm" svg:x="12cm" svg:y="14.388cm">
          <draw:text-box>
            <text:p text:style-name="P2">17</text:p>
          </draw:text-box>
        </draw:frame>
        <draw:frame draw:style-name="gr4" draw:text-style-name="P3" draw:layer="layout" svg:width="1.25cm" svg:height="0.962cm" svg:x="10.1cm" svg:y="14.75cm">
          <draw:text-box>
            <text:p text:style-name="P2">19</text:p>
          </draw:text-box>
        </draw:frame>
        <draw:frame draw:style-name="gr4" draw:text-style-name="P3" draw:layer="layout" svg:width="1.25cm" svg:height="0.962cm" svg:x="8.25cm" svg:y="14.288cm">
          <draw:text-box>
            <text:p text:style-name="P2">20</text:p>
          </draw:text-box>
        </draw:frame>
        <draw:frame draw:style-name="gr4" draw:text-style-name="P3" draw:layer="layout" svg:width="1.25cm" svg:height="0.962cm" svg:x="6.75cm" svg:y="13.763cm">
          <draw:text-box>
            <text:p text:style-name="P2">30</text:p>
          </draw:text-box>
        </draw:frame>
        <draw:frame draw:style-name="gr4" draw:text-style-name="P3" draw:layer="layout" svg:width="1.25cm" svg:height="0.962cm" svg:x="5.5cm" svg:y="12.788cm">
          <draw:text-box>
            <text:p text:style-name="P2">40</text:p>
          </draw:text-box>
        </draw:frame>
        <draw:frame draw:style-name="gr4" draw:text-style-name="P3" draw:layer="layout" svg:width="1.25cm" svg:height="0.962cm" svg:x="4.5cm" svg:y="11.538cm">
          <draw:text-box>
            <text:p text:style-name="P2">60</text:p>
          </draw:text-box>
        </draw:frame>
        <draw:frame draw:style-name="gr4" draw:text-style-name="P3" draw:layer="layout" svg:width="1.25cm" svg:height="0.962cm" svg:x="4cm" svg:y="10.288cm">
          <draw:text-box>
            <text:p text:style-name="P2">70</text:p>
          </draw:text-box>
        </draw:frame>
        <draw:frame draw:style-name="gr4" draw:text-style-name="P3" draw:layer="layout" svg:width="1.25cm" svg:height="0.962cm" svg:x="3.75cm" svg:y="8.5cm">
          <draw:text-box>
            <text:p text:style-name="P2">90</text:p>
          </draw:text-box>
        </draw:frame>
        <draw:frame draw:style-name="gr4" draw:text-style-name="P3" draw:layer="layout" svg:width="1.75cm" svg:height="0.962cm" svg:x="3.6cm" svg:y="6.638cm">
          <draw:text-box>
            <text:p text:style-name="P2">120</text:p>
          </draw:text-box>
        </draw:frame>
        <draw:frame draw:style-name="gr4" draw:text-style-name="P3" draw:layer="layout" svg:width="1.75cm" svg:height="0.962cm" svg:x="4cm" svg:y="5.5cm">
          <draw:text-box>
            <text:p text:style-name="P2">130</text:p>
          </draw:text-box>
        </draw:frame>
        <draw:frame draw:style-name="gr4" draw:text-style-name="P3" draw:layer="layout" svg:width="1.75cm" svg:height="0.962cm" svg:x="4.9cm" svg:y="4.35cm">
          <draw:text-box>
            <text:p text:style-name="P2">140</text:p>
          </draw:text-box>
        </draw:frame>
        <draw:frame draw:style-name="gr4" draw:text-style-name="P3" draw:layer="layout" svg:width="1.75cm" svg:height="0.962cm" svg:x="6cm" svg:y="3.25cm">
          <draw:text-box>
            <text:p text:style-name="P2">160</text:p>
          </draw:text-box>
        </draw:frame>
        <draw:frame draw:style-name="gr4" draw:text-style-name="P3" draw:layer="layout" svg:width="1.75cm" svg:height="0.962cm" svg:x="8cm" svg:y="2.738cm">
          <draw:text-box>
            <text:p text:style-name="P2">170</text:p>
          </draw:text-box>
        </draw:frame>
        <draw:frame draw:style-name="gr5" draw:text-style-name="P5" draw:layer="layout" svg:width="1.5cm" svg:height="0.75cm" svg:x="12.05cm" svg:y="1.8cm">
          <draw:text-box>
            <text:p text:style-name="P4"><text:span text:style-name="T1">20dg</text:span></text:p>
          </draw:text-box>
        </draw:frame>
        <draw:frame draw:style-name="gr5" draw:text-style-name="P5" draw:layer="layout" svg:width="1.5cm" svg:height="0.75cm" svg:x="14cm" svg:y="2.25cm">
          <draw:text-box>
            <text:p text:style-name="P4"><text:span text:style-name="T1">30dg</text:span></text:p>
          </draw:text-box>
        </draw:frame>
        <draw:frame draw:style-name="gr5" draw:text-style-name="P5" draw:layer="layout" svg:width="1.5cm" svg:height="0.75cm" svg:x="15.5cm" svg:y="3.25cm">
          <draw:text-box>
            <text:p text:style-name="P4"><text:span text:style-name="T1">45dg</text:span></text:p>
          </draw:text-box>
        </draw:frame>
        <draw:frame draw:style-name="gr5" draw:text-style-name="P5" draw:layer="layout" svg:width="1.5cm" svg:height="0.75cm" svg:x="16.75cm" svg:y="5.2cm">
          <draw:text-box>
            <text:p text:style-name="P4"><text:span text:style-name="T1">60dg</text:span></text:p>
          </draw:text-box>
        </draw:frame>
        <draw:frame draw:style-name="gr5" draw:text-style-name="P5" draw:layer="layout" svg:width="1.5cm" svg:height="0.75cm" svg:x="17.45cm" svg:y="6.5cm">
          <draw:text-box>
            <text:p text:style-name="P4"><text:span text:style-name="T1">70dg</text:span></text:p>
          </draw:text-box>
        </draw:frame>
        <draw:frame draw:style-name="gr5" draw:text-style-name="P5" draw:layer="layout" svg:width="1.5cm" svg:height="0.75cm" svg:x="17.75cm" svg:y="8.7cm">
          <draw:text-box>
            <text:p text:style-name="P4"><text:span text:style-name="T1">90dg</text:span></text:p>
          </draw:text-box>
        </draw:frame>
        <draw:frame draw:style-name="gr5" draw:text-style-name="P5" draw:layer="layout" svg:width="1.85cm" svg:height="0.75cm" svg:x="17.4cm" svg:y="10.5cm">
          <draw:text-box>
            <text:p text:style-name="P4"><text:span text:style-name="T1">110dg</text:span></text:p>
          </draw:text-box>
        </draw:frame>
        <draw:frame draw:style-name="gr5" draw:text-style-name="P5" draw:layer="layout" svg:width="1.85cm" svg:height="0.75cm" svg:x="17.15cm" svg:y="12.05cm">
          <draw:text-box>
            <text:p text:style-name="P4"><text:span text:style-name="T1">120dg</text:span></text:p>
          </draw:text-box>
        </draw:frame>
        <draw:frame draw:style-name="gr5" draw:text-style-name="P5" draw:layer="layout" svg:width="1.75cm" svg:height="0.75cm" svg:x="16.15cm" svg:y="13.8cm">
          <draw:text-box>
            <text:p text:style-name="P4"><text:span text:style-name="T1">135dg</text:span></text:p>
          </draw:text-box>
        </draw:frame>
        <draw:frame draw:style-name="gr5" draw:text-style-name="P5" draw:layer="layout" svg:width="1.85cm" svg:height="0.75cm" svg:x="14.4cm" svg:y="15cm">
          <draw:text-box>
            <text:p text:style-name="P4"><text:span text:style-name="T1">150dg</text:span></text:p>
          </draw:text-box>
        </draw:frame>
        <draw:frame draw:style-name="gr5" draw:text-style-name="P5" draw:layer="layout" svg:width="1.75cm" svg:height="0.75cm" svg:x="12.05cm" svg:y="15.45cm">
          <draw:text-box>
            <text:p text:style-name="P4"><text:span text:style-name="T1">160dg</text:span></text:p>
          </draw:text-box>
        </draw:frame>
        <draw:frame draw:style-name="gr5" draw:text-style-name="P5" draw:layer="layout" svg:width="1.75cm" svg:height="0.75cm" svg:x="9.85cm" svg:y="15.8cm">
          <draw:text-box>
            <text:p text:style-name="P4"><text:span text:style-name="T1">180dg</text:span></text:p>
          </draw:text-box>
        </draw:frame>
        <draw:frame draw:style-name="gr5" draw:text-style-name="P5" draw:layer="layout" svg:width="1.75cm" svg:height="0.75cm" svg:x="7.8cm" svg:y="15.4cm">
          <draw:text-box>
            <text:p text:style-name="P4"><text:span text:style-name="T1">200dg</text:span></text:p>
          </draw:text-box>
        </draw:frame>
        <draw:frame draw:style-name="gr5" draw:text-style-name="P5" draw:layer="layout" svg:width="1.75cm" svg:height="0.75cm" svg:x="5.55cm" svg:y="14.9cm">
          <draw:text-box>
            <text:p text:style-name="P4"><text:span text:style-name="T1">210dg</text:span></text:p>
          </draw:text-box>
        </draw:frame>
        <draw:frame draw:style-name="gr5" draw:text-style-name="P5" draw:layer="layout" svg:width="1.75cm" svg:height="0.75cm" svg:x="3.65cm" svg:y="13.85cm">
          <draw:text-box>
            <text:p text:style-name="P4"><text:span text:style-name="T1">225dg</text:span></text:p>
          </draw:text-box>
        </draw:frame>
        <draw:frame draw:style-name="gr5" draw:text-style-name="P5" draw:layer="layout" svg:width="1.75cm" svg:height="0.75cm" svg:x="2.6cm" svg:y="12.1cm">
          <draw:text-box>
            <text:p text:style-name="P4"><text:span text:style-name="T1">240dg</text:span></text:p>
          </draw:text-box>
        </draw:frame>
        <draw:frame draw:style-name="gr5" draw:text-style-name="P5" draw:layer="layout" svg:width="1.75cm" svg:height="0.75cm" svg:x="2.05cm" svg:y="10.35cm">
          <draw:text-box>
            <text:p text:style-name="P4"><text:span text:style-name="T1">250dg</text:span></text:p>
          </draw:text-box>
        </draw:frame>
        <draw:frame draw:style-name="gr5" draw:text-style-name="P5" draw:layer="layout" svg:width="1.85cm" svg:height="0.75cm" svg:x="1.75cm" svg:y="8.6cm">
          <draw:text-box>
            <text:p text:style-name="P4"><text:span text:style-name="T1">270dg</text:span></text:p>
          </draw:text-box>
        </draw:frame>
        <draw:frame draw:style-name="gr5" draw:text-style-name="P5" draw:layer="layout" svg:width="2cm" svg:height="0.75cm" svg:x="1.45cm" svg:y="6.65cm">
          <draw:text-box>
            <text:p text:style-name="P4"><text:span text:style-name="T1">290dg</text:span></text:p>
          </draw:text-box>
        </draw:frame>
        <draw:frame draw:style-name="gr5" draw:text-style-name="P5" draw:layer="layout" svg:width="1.75cm" svg:height="0.75cm" svg:x="2.05cm" svg:y="5.2cm">
          <draw:text-box>
            <text:p text:style-name="P4"><text:span text:style-name="T1">300dg</text:span></text:p>
          </draw:text-box>
        </draw:frame>
        <draw:frame draw:style-name="gr5" draw:text-style-name="P5" draw:layer="layout" svg:width="1.75cm" svg:height="0.75cm" svg:x="3.05cm" svg:y="3.5cm">
          <draw:text-box>
            <text:p text:style-name="P4"><text:span text:style-name="T1">315dg</text:span></text:p>
          </draw:text-box>
        </draw:frame>
        <draw:frame draw:style-name="gr5" draw:text-style-name="P5" draw:layer="layout" svg:width="1.75cm" svg:height="0.75cm" svg:x="5.4cm" svg:y="2.35cm">
          <draw:text-box>
            <text:p text:style-name="P4"><text:span text:style-name="T1">330dg</text:span></text:p>
          </draw:text-box>
        </draw:frame>
        <draw:frame draw:style-name="gr5" draw:text-style-name="P5" draw:layer="layout" svg:width="1.75cm" svg:height="0.75cm" svg:x="8cm" svg:y="1.85cm">
          <draw:text-box>
            <text:p text:style-name="P4"><text:span text:style-name="T1">340dg</text:span></text:p>
          </draw:text-box>
        </draw:frame>
        <draw:frame draw:style-name="gr5" draw:text-style-name="P5" draw:layer="layout" svg:width="1.5cm" svg:height="0.75cm" svg:x="10cm" svg:y="1.6cm">
          <draw:text-box>
            <text:p text:style-name="P4"><text:span text:style-name="T1">0d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4T15:43:12.506922799</meta:creation-date>
    <dc:date>2024-06-04T16:16:14.643789894</dc:date>
    <meta:editing-duration>PT10S</meta:editing-duration>
    <meta:editing-cycles>1</meta:editing-cycles>
    <meta:generator>LibreOffice/7.3.7.2$Linux_X86_64 LibreOffice_project/30$Build-2</meta:generator>
    <meta:document-statistic meta:object-count="61"/>
  </office:meta>
</office:document-meta>
</file>